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4pt" officeooo:paragraph-rsid="0010fd61" style:font-size-asian="12.25pt" style:font-size-complex="14pt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/>
      <style:text-properties fo:font-size="14pt" officeooo:rsid="0010fd61" officeooo:paragraph-rsid="0010fd61" style:font-size-asian="12.25pt" style:font-size-complex="14pt"/>
    </style:style>
    <style:style style:name="T1" style:family="text">
      <style:text-properties officeooo:rsid="000f190c"/>
    </style:style>
    <style:style style:name="T2" style:family="text">
      <style:text-properties officeooo:rsid="0010fd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 Бакалавры</text:p>
      <text:p text:style-name="P4"><text:span text:style-name="T1">Практическая</text:span> работа № 1</text:p>
      <text:p text:style-name="P5"><text:span text:style-name="T2">“Проектирование приложений баз данных”</text:span></text:p>
      <text:p text:style-name="P2"><text:tab/>На основе бумажного варианта выходного документа построить концептуальную и физическую модель базы данных. Физическая модель данных должна отражать следующие моменты:</text:p>
      <text:list xml:id="list2868298266944123791" text:style-name="L1">
        <text:list-item>
          <text:p text:style-name="P3">Структура таблиц</text:p>
        </text:list-item>
        <text:list-item>
          <text:p text:style-name="P3">Ограничения целостности:</text:p>
          <text:list>
            <text:list-item>
              <text:p text:style-name="P3">Возможные ключи</text:p>
            </text:list-item>
            <text:list-item>
              <text:p text:style-name="P3">Ограничения целостности по существованию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4.1.4.2$Linux_x86 LibreOffice_project/410m0$Build-2</meta:generator>
    <dc:date>2014-02-07T14:21:24.350667925</dc:date>
    <meta:editing-duration>PT24M24S</meta:editing-duration>
    <meta:editing-cycles>10</meta:editing-cycles>
    <meta:document-statistic meta:table-count="0" meta:image-count="0" meta:object-count="0" meta:page-count="1" meta:paragraph-count="8" meta:word-count="44" meta:character-count="347" meta:non-whitespace-character-count="314"/>
  </office:meta>
</office:document-meta>
</file>